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adornments="Regular"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list-style-name="L1"/>
    <style:style style:name="P5" style:family="paragraph" style:parent-style-name="Heading_20_3">
      <style:paragraph-properties>
        <style:tab-stops>
          <style:tab-stop style:position="13.716cm"/>
        </style:tab-stops>
      </style:paragraph-properties>
    </style:style>
    <style:style style:name="P6" style:family="paragraph" style:parent-style-name="REXX_20_Example">
      <style:paragraph-properties>
        <style:tab-stops>
          <style:tab-stop style:position="16cm" style:leader-style="solid" style:leader-text="-"/>
        </style:tab-stops>
      </style:paragraph-properties>
    </style:style>
    <style:style style:name="P7" style:family="paragraph" style:parent-style-name="REXX_20_Example">
      <style:paragraph-properties fo:text-align="end" style:justify-single-word="false"/>
    </style:style>
    <style:style style:name="P8" style:family="paragraph" style:parent-style-name="Text_20_body" style:list-style-name="L3"/>
    <style:style style:name="P9" style:family="paragraph" style:parent-style-name="Text_20_body" style:list-style-name="L4"/>
    <style:style style:name="fr1" style:family="graphic" style:parent-style-name="OL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a">
        <style:list-level-properties text:min-label-distance="0.379cm"/>
      </text:list-level-style-number>
      <text:list-level-style-number text:level="4" style:num-format="">
        <style:list-level-properties text:min-label-distance="0.3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4.447cm" text:min-label-width="0.635cm"/>
        <style:text-properties style:font-name="StarSymbol"/>
      </text:list-level-style-bullet>
      <text:list-level-style-bullet text:level="3" text:style-name="Bullet_20_Symbols" style:num-suffix="." text:bullet-char="–">
        <style:list-level-properties text:space-before="5.719cm" text:min-label-width="0.635cm"/>
        <style:text-properties style:font-name="StarSymbol"/>
      </text:list-level-style-bullet>
      <text:list-level-style-bullet text:level="4" text:style-name="Bullet_20_Symbols" style:num-suffix="." text:bullet-char="–">
        <style:list-level-properties text:space-before="6.99cm" text:min-label-width="0.635cm"/>
        <style:text-properties style:font-name="StarSymbol"/>
      </text:list-level-style-bullet>
      <text:list-level-style-bullet text:level="5" text:style-name="Bullet_20_Symbols" style:num-suffix="." text:bullet-char="–">
        <style:list-level-properties text:space-before="8.262cm" text:min-label-width="0.635cm"/>
        <style:text-properties style:font-name="StarSymbol"/>
      </text:list-level-style-bullet>
      <text:list-level-style-bullet text:level="6" text:style-name="Bullet_20_Symbols" style:num-suffix="." text:bullet-char="–">
        <style:list-level-properties text:space-before="9.534cm" text:min-label-width="0.635cm"/>
        <style:text-properties style:font-name="StarSymbol"/>
      </text:list-level-style-bullet>
      <text:list-level-style-bullet text:level="7" text:style-name="Bullet_20_Symbols" style:num-suffix="." text:bullet-char="–">
        <style:list-level-properties text:space-before="10.806cm" text:min-label-width="0.635cm"/>
        <style:text-properties style:font-name="StarSymbol"/>
      </text:list-level-style-bullet>
      <text:list-level-style-bullet text:level="8" text:style-name="Bullet_20_Symbols" style:num-suffix="." text:bullet-char="–">
        <style:list-level-properties text:space-before="12.077cm" text:min-label-width="0.635cm"/>
        <style:text-properties style:font-name="StarSymbol"/>
      </text:list-level-style-bullet>
      <text:list-level-style-bullet text:level="9" text:style-name="Bullet_20_Symbols" style:num-suffix="." text:bullet-char="–">
        <style:list-level-properties text:space-before="13.349cm" text:min-label-width="0.635cm"/>
        <style:text-properties style:font-name="StarSymbol"/>
      </text:list-level-style-bullet>
      <text:list-level-style-bullet text:level="10" text:style-name="Bullet_20_Symbols" style:num-suffix="." text:bullet-char="–">
        <style:list-level-properties text:space-before="14.621cm" text:min-label-width="0.635cm"/>
        <style:text-properties style:font-name="StarSymbol"/>
      </text:list-level-style-bullet>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219cm" text:min-label-width="0.635cm"/>
        <style:text-properties style:font-name="StarSymbol"/>
      </text:list-level-style-bullet>
      <text:list-level-style-bullet text:level="3" text:style-name="Bullet_20_Symbols" style:num-suffix="." text:bullet-char="–">
        <style:list-level-properties text:space-before="4.533cm" text:min-label-width="0.635cm"/>
        <style:text-properties style:font-name="StarSymbol"/>
      </text:list-level-style-bullet>
      <text:list-level-style-bullet text:level="4" text:style-name="Bullet_20_Symbols" style:num-suffix="." text:bullet-char="–">
        <style:list-level-properties text:space-before="5.847cm" text:min-label-width="0.635cm"/>
        <style:text-properties style:font-name="StarSymbol"/>
      </text:list-level-style-bullet>
      <text:list-level-style-bullet text:level="5" text:style-name="Bullet_20_Symbols" style:num-suffix="." text:bullet-char="–">
        <style:list-level-properties text:space-before="7.161cm" text:min-label-width="0.635cm"/>
        <style:text-properties style:font-name="StarSymbol"/>
      </text:list-level-style-bullet>
      <text:list-level-style-bullet text:level="6" text:style-name="Bullet_20_Symbols" style:num-suffix="." text:bullet-char="–">
        <style:list-level-properties text:space-before="8.475cm" text:min-label-width="0.635cm"/>
        <style:text-properties style:font-name="StarSymbol"/>
      </text:list-level-style-bullet>
      <text:list-level-style-bullet text:level="7" text:style-name="Bullet_20_Symbols" style:num-suffix="." text:bullet-char="–">
        <style:list-level-properties text:space-before="9.79cm" text:min-label-width="0.635cm"/>
        <style:text-properties style:font-name="StarSymbol"/>
      </text:list-level-style-bullet>
      <text:list-level-style-bullet text:level="8" text:style-name="Bullet_20_Symbols" style:num-suffix="." text:bullet-char="–">
        <style:list-level-properties text:space-before="11.104cm" text:min-label-width="0.635cm"/>
        <style:text-properties style:font-name="StarSymbol"/>
      </text:list-level-style-bullet>
      <text:list-level-style-bullet text:level="9" text:style-name="Bullet_20_Symbols" style:num-suffix="." text:bullet-char="–">
        <style:list-level-properties text:space-before="12.418cm" text:min-label-width="0.635cm"/>
        <style:text-properties style:font-name="StarSymbol"/>
      </text:list-level-style-bullet>
      <text:list-level-style-bullet text:level="10" text:style-name="Bullet_20_Symbols" style:num-suffix="." text:bullet-char="–">
        <style:list-level-properties text:space-before="13.732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he Object REXX IRC class</text:p>
      <text:p text:style-name="Standard"/>
      <text:p text:style-name="Standard">Written by Moritz Hoffmann 2005-2006</text:p>
      <text:p text:style-name="Standard">Published under the BSD license, no rights permitted.</text:p>
      <text:p text:style-name="P1"/>
      <text:table-of-content text:style-name="Sect1" text:protected="true" text:name="Table of Contents1">
        <text:table-of-content-source text:outline-level="2"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Conventions<text:tab/>2</text:p>
          <text:p text:style-name="P2">2. Introduction<text:tab/>2</text:p>
          <text:p text:style-name="P3">2.1. What is the aim of the orx-irc project?<text:tab/>3</text:p>
          <text:p text:style-name="P3">2.2. Audience<text:tab/>3</text:p>
          <text:p text:style-name="P3">2.3. History<text:tab/>3</text:p>
          <text:p text:style-name="P2">3. What it's all about<text:tab/>3</text:p>
          <text:p text:style-name="P3">3.1. Object Orientation<text:tab/>4</text:p>
          <text:p text:style-name="P2">4. System context<text:tab/>4</text:p>
          <text:p text:style-name="P2">5. The Project<text:tab/>5</text:p>
          <text:p text:style-name="P3">5.1. Compiling the irc.cls file<text:tab/>5</text:p>
          <text:p text:style-name="P3">5.2. Using the newly generated class<text:tab/>5</text:p>
          <text:p text:style-name="P2">6. Classes<text:tab/>5</text:p>
          <text:p text:style-name="P3">6.1. ClientEvent<text:tab/>5</text:p>
          <text:p text:style-name="P3">6.2. ClientEventSuper<text:tab/>5</text:p>
          <text:p text:style-name="P3">6.3. IRC class<text:tab/>7</text:p>
          <text:p text:style-name="P3">6.4. Channel Class<text:tab/>9</text:p>
          <text:p text:style-name="P3">6.5. Debug Class<text:tab/>10</text:p>
          <text:p text:style-name="P3">6.6. Standard routines<text:tab/>11</text:p>
          <text:p text:style-name="P2">7. Messages<text:tab/>11</text:p>
          <text:p text:style-name="P3">7.1. User messages<text:tab/>13</text:p>
          <text:p text:style-name="P3">7.2. The message's flow<text:tab/>13</text:p>
          <text:p text:style-name="P2">8. How scripting works<text:tab/>13</text:p>
          <text:p text:style-name="P3">8.1. Implementing IRC commands as functions<text:tab/>14</text:p>
          <text:p text:style-name="P3">8.2. Using the functions<text:tab/>14</text:p>
          <text:p text:style-name="P3">8.3. Hooking events<text:tab/>14</text:p>
          <text:p text:style-name="P3">8.4. Events causing errors<text:tab/>15</text:p>
          <text:p text:style-name="P2">9. Appendix<text:tab/>15</text:p>
          <text:p text:style-name="P3">9.1. Getting support<text:tab/>15</text:p>
        </text:index-body>
      </text:table-of-content>
      <text:p text:style-name="Standard"/>
      <text:h text:style-name="Heading_20_1" text:outline-level="1">Conventions</text:h>
      <text:p text:style-name="Text_20_body">For convenience this documentation tries to be similar to the rexx references that come with ooRexx and Object Rexx on OS/2.</text:p>
      <text:h text:style-name="Heading_20_1" text:outline-level="1">Introduction</text:h>
      <text:p text:style-name="Text_20_body"/>
      <text:p text:style-name="Text_20_body">At first is has to be admitted that the current piece of software is not complete. But that doesn't mean it's not functional.</text:p>
      <text:p text:style-name="Text_20_body">We are looking for developers! Feel free to download the source code and start writing you very own client or help us extending the classes.</text:p>
      <text:h text:style-name="Heading_20_2" text:outline-level="2">What is the aim of the orx-irc project?</text:h>
      <text:p text:style-name="Text_20_body">orx-irc stands for Object Rexx and IRC. It is the implementation of the IRC protocol in the language Object Rexx. The IRC protocol is one of the first internet chat protocols. The projects tries to give programmers very easy access to interface with IRC servers of all kinds.</text:p>
      <text:p text:style-name="Text_20_body">When looking at the projects it is located between the TCP/IP network access and the rexx interpreter at one side and the final application.</text:p>
      <text:h text:style-name="Heading_20_2" text:outline-level="2">Audience</text:h>
      <text:p text:style-name="Text_20_body">This document is intended to be read by developers that want to use the IRC class for writing applications. It does not want to describe the IRC protocol as it is defined in several RFC documents. It only describes the IRC protocol as far as it is needed to understand the concept of the IRC class. Hence only some critical parts of the IRC protocol are discussed.</text:p>
      <text:p text:style-name="Text_20_body">Supplying an end-user documentation is part of a applications written with the help of this class.</text:p>
      <text:h text:style-name="Heading_20_2" text:outline-level="2">History</text:h>
      <text:p text:style-name="Text_20_body">It all began when Moritz once started writing a very simple bot for IRC. The bot was written in Rexx and only replied to incoming messages. The reply was the same string the bot received. Basically it was intended to explore the capabilities of the Internet with raw socket access and to understand the client/server design of internet applications.</text:p>
      <text:p text:style-name="Text_20_body">IRC offers a good way to understand the client/server topology. In the middle there is one server that is the network's hub. Its basic purpose is to forward messages to the targets. On top of this it handles the connections, users and channels.</text:p>
      <text:p text:style-name="Text_20_body">The second version of the bot was much more advanced. It connected to a server specified in a configuration file, offered some administration functions for an authenticated user and could understand CTCP messages. There is a version floating around used as a greeting bot. It was written in Rexx as well.</text:p>
      <text:p text:style-name="Text_20_body">After that Moritz decided to learn object-orientation. That sounds easy, but it definitely was not. Implementing the IRC protocol in an object-oriented manner is not very easy, especially for an oo-programming newbie. The first tries ended up in a bot that had methods instead of classes. It then evolved to something grouping methods in classes and playing around with objects for users and channels. At this time it was neither object oriented nor procedural programmed. It is easy to imagine that this combination won't work as supposed.</text:p>
      <text:p text:style-name="Text_20_body">It was time for a first rewrite. The set of classes that were existent from this time on were working quite well and simple bots could be written. It even offered multi threading, event forwarding and custom handler classes. This sounds promising, but in fact it still a lot of remains persisted. As some parts were not fully object oriented it became nearly impossible to debug and extend the classes. Due to the lack of time a working version was developed and published on Sourceforge. It was the first public version. (Well, it has hardly been downloaded...)</text:p>
      <text:p text:style-name="Text_20_body">Moritz then started studying computer science and from the knowledge he gained there it was possible to redesign the whole set of classes. This is the current development.</text:p>
      <text:h text:style-name="Heading_20_1" text:outline-level="1">What it's all about</text:h>
      <text:p text:style-name="Text_20_body">At the moment there are a lot of different ways to write applications for IRC. Either they reimplement the IRC protocol or they rely on interfaces like the Perl IRC interface class. Others use the scripting abilities of the ircii client to write applications. All approaches have their pros and cons. Using a chat program like ircii means that you need to use the limited scripting abilities offered there. Implementing the IRC protocol again is a lot redundant work; it has been implemented many times already.</text:p>
      <text:p text:style-name="Text_20_body">The best approach is to use an interface class that offers the programmer a variety of functions and automates all things necessary. That means that the programmer can focus on writing the application and does not need to struggle with the implementation or usage of the IRC protocol.</text:p>
      <text:p text:style-name="Text_20_body">The idea behind this interface is that all functionality offered by the IRC server are mapped. The interface keeps automatically track of all changes and all incoming events. Functions that are send to the server will be method calls. The interface associates the incoming data with the method call and returns the information received from a server, if possible in a already parsed way.</text:p>
      <text:p text:style-name="Text_20_body">In the end one could write an application that interfaces with the IRC protocol without knowing how the IRC protocol works. Nonetheless it is good to know the basics of the protocol.</text:p>
      <text:h text:style-name="Heading_20_2" text:outline-level="2">Object Orientation</text:h>
      <text:p text:style-name="Text_20_body">The IRC protocol does not mention objects. Due to that there are different ways to understand the messages of the IRC protocol.</text:p>
      <text:p text:style-name="Text_20_body">As the project's name suggests the object-oriented approach has been used in this case. All messages floating around are message objects. They have a sender and a receiver. The receiver and sender are represented as objects as well.</text:p>
      <text:p text:style-name="Text_20_body"/>
      <text:h text:style-name="Heading_20_1" text:outline-level="1">System context</text:h>
      <text:p text:style-name="Text_20_body">The classes are to be used by a third application. They are designed to form an interface for the IRC protocol. That means that all kinds of programs from bots to high level chat applications can base on the classes.</text:p>
      <text:p text:style-name="Text_20_body"/>
      <text:list text:style-name="L1">
        <text:list-item>
          <text:p text:style-name="P4"><draw:frame draw:style-name="fr1" draw:name="Object1" text:anchor-type="paragraph" svg:x="1.443cm" svg:y="0.411cm" svg:width="14.123cm" svg:height="4.32cm" draw:z-index="0"><draw:object xlink:href="./Object 1" xlink:type="simple" xlink:show="embed" xlink:actuate="onLoad"/><draw:image xlink:href="./ObjectReplacements/Object 1" xlink:type="simple" xlink:show="embed" xlink:actuate="onLoad"/></draw:frame>The classes are invoked by an actor. The actor is another application that either forwards a user's commands or returns messages to the user or the actor is an independent application that serves for a couple of purposes. There are different ways to communicate. The classes forward messages to the actor and create responses to a couple of messages vitally for a stable communication with the IRC server.</text:p>
          <text:p text:style-name="P4">If an actor wants to issues commands it needs to use the TalkBack object offered by different objects. These commands may return something or not, depending on their effect.</text:p>
        </text:list-item>
        <text:list-item>
          <text:p text:style-name="P4">All commands then are send to the IRC server and back. The classes forward incoming messages to their internal targets. That may be a channel, user or a TalkBack object.</text:p>
        </text:list-item>
      </text:list>
      <text:h text:style-name="Heading_20_1" text:outline-level="1">The Project</text:h>
      <text:p text:style-name="Text_20_body">In order to start working with the classes offered a running Object Rexx interpreter is required to be installed. A very good interpreter is offered by the ooRexx project on sourceforge.net. Visit <text:a xlink:type="simple" xlink:href="http://sourceforege.net/projects/oorexx/">http://sourceforege.net/projects/oorexx/</text:a> for more information. Both this and the object rexx interpreter that comes with OS/2 have been used to develop the project.</text:p>
      <text:p text:style-name="Text_20_body">Object Rexx is available for OS/2, Linux, Windows, AIX and other platforms.</text:p>
      <text:h text:style-name="Heading_20_2" text:outline-level="2">Compiling the irc.cls file</text:h>
      <text:p text:style-name="Text_20_body">The irc.cls file is the a file that combines all classes in one single file. The reason for this is to offer a single file with reduced size by leaving away the comments and indent and to make it more portable.</text:p>
      <text:p text:style-name="Text_20_body">The application that combines the files is called combine.cmd and is included with the project's sourcecode.</text:p>
      <text:p text:style-name="REXX_20_Example">moritz@TP42:~/rexx/irc/orx-irc$ ./combine.cmd </text:p>
      <text:p text:style-name="REXX_20_Example">Read 10 files with 2000 lines and 72116 bits.</text:p>
      <text:p text:style-name="REXX_20_Example">Wrote one file with 1652 lines and 58216 bits.</text:p>
      <text:p text:style-name="REXX_20_Example">Ratio: 80%</text:p>
      <text:p text:style-name="Text_20_body">This application creates the class file in the out directory.</text:p>
      <text:h text:style-name="Heading_20_2" text:outline-level="2">Using the newly generated class</text:h>
      <text:p text:style-name="Text_20_body">To include the class in an application the following line needs to be added before the class definitions:</text:p>
      <text:p text:style-name="REXX_20_Example">::REQUIRES “irc.cls”</text:p>
      <text:p text:style-name="Text_20_body">This statements tells the rexx interpreter to load the contents of the file and make them accessible for the program requiring them.</text:p>
      <text:p text:style-name="Text_20_body">At the moment the class needs to be located in the same directory the application is located. This my change as soon as there is a final version with a fixed interface. Then it may be put to a directory in the system's path.</text:p>
      <text:h text:style-name="Heading_20_1" text:outline-level="1">Classes</text:h>
      <text:h text:style-name="Heading_20_2" text:outline-level="2">ClientEvent</text:h>
      <text:p text:style-name="Text_20_body">This class has just one custom method, which is the unknown method. It inherits all other methods from the ClientEventSuper class. The unknown method receives a method name and the arguments the method was called with. To map the name to the actual method it looks for an entry in the .local directory with the name of the method called. If this entry exists it has to be an array. The array's values specify the real name of the method to be executed. In the following a custom method with one of those names is searched. If it's found it will be executed.</text:p>
      <text:h text:style-name="Heading_20_2" text:outline-level="2">ClientEventSuper</text:h>
      <text:p text:style-name="Text_20_body">This is the ClientEvent's super class. Although they belong together they have been split up to avoid custom functions from interfering with the class' variable pool. As the custom methods are executed in the ClientEvent's scope the variables of the ClientEventSuper class cannot be touched.</text:p>
      <text:p text:style-name="Text_20_body">The class offers two different ways of working, the stack and flat mode. When running in stack mode a new method is prepended to the methods defined for a name. Only the top method on the stack is called. If the method is removed the following one will be called from then on. The flat mode is more simple: there is only one method for each name. If the method gets updated, the old one will be lost. If it is removed there will be no method associated with the name.</text:p>
      <text:h text:style-name="Heading_20_3" text:outline-level="3">NEW</text:h>
      <text:p text:style-name="Text_20_body">This initializes a new instance of the class. The methods directory in initialized and the working mode is set to stack.</text:p>
      <text:h text:style-name="Heading_20_3" text:outline-level="3">EventSetMode</text:h>
      <text:p text:style-name="REXX_20_Example">&gt;&gt;-EventSetMode(mode)<text:tab/>&gt;&lt;</text:p>
      <text:p text:style-name="Text_20_body">Accepts a string starting with stack or flat. Sets the working mode to either stack or flat mode. See the class' description for an explanation. When switching from stack to flat mode all methods associated with a name are dropped, expect the currently active one.</text:p>
      <text:h text:style-name="P5" text:outline-level="3">EventGetMode</text:h>
      <text:p text:style-name="P6">&gt;&gt;-EventGetMode<text:tab/>&gt;&lt;</text:p>
      <text:p text:style-name="Text_20_body">Returns either “S” or “F”, for stack or flat mode.</text:p>
      <text:h text:style-name="Heading_20_3" text:outline-level="3">EventSetMethod</text:h>
      <text:p text:style-name="REXX_20_Example">&gt;&gt;-EventSetMethod(name,source)<text:tab/>&gt;&lt;</text:p>
      <text:p text:style-name="Text_20_body">This method accepts a name and a source. The name is the name that will be used to register the method internally. The source object is either a string or a method object. In case it is a string a new method will be created.</text:p>
      <text:h text:style-name="Heading_20_3" text:outline-level="3">EventSetMethods</text:h>
      <text:p text:style-name="REXX_20_Example">&gt;&gt;-EventSetMethods(methods directory)<text:tab/>&gt;&lt;</text:p>
      <text:p text:style-name="Text_20_body">This method accepts a directory. An entries name is the method name, the object associated with it is either a string or a method object. The method forwards those values to the method EventSetMethod.</text:p>
      <text:p text:style-name="Text_20_body"/>
      <text:h text:style-name="Heading_20_3" text:outline-level="3">EventGetMethod</text:h>
      <text:p text:style-name="REXX_20_Example">&gt;&gt;-EventGetMethod(name)<text:tab/>&gt;&lt;</text:p>
      <text:p text:style-name="Text_20_body">Returns the currently active method object for a name or .nil if it doesn't exist.</text:p>
      <text:h text:style-name="Heading_20_3" text:outline-level="3">EventRemoveMethod</text:h>
      <text:p text:style-name="REXX_20_Example">&gt;&gt;-EventRemoveMethod(name)<text:tab/>&gt;&lt;</text:p>
      <text:p text:style-name="Text_20_body">Accepts a string that is the name of the method to be removed. If the method exists the currently active method is returned and removed from the stack. Otherwise the .nil object is returned. If the last method defined was removed, the entry in the methods directory of the parent's class will also be removed.</text:p>
      <text:h text:style-name="Heading_20_3" text:outline-level="3">EventHasMethod</text:h>
      <text:p text:style-name="REXX_20_Example">&gt;&gt;-EventHasMethod(name)<text:tab/>&gt;&lt;</text:p>
      <text:p text:style-name="Text_20_body">Accepts a string. Returns true if it has a method defined the name.</text:p>
      <text:h text:style-name="Heading_20_2" text:outline-level="2">IRC class</text:h>
      <text:p text:style-name="Text_20_body">This is the heart of the whole. It does most of the work, all messages pass it. It handles the connection and disconnection of the socket, receives messages from the server and pipes internal messages to the client as needed.</text:p>
      <text:p text:style-name="Text_20_body">The IRC class has a users and channels array which hold the known channels and user objects for the client. The user at the array position 1 is the own user object.</text:p>
      <text:h text:style-name="Heading_20_3" text:outline-level="3">NEW</text:h>
      <text:p text:style-name="REXX_20_Example">&gt;&gt;-NEW<text:tab/>&gt;&lt;</text:p>
      <text:p text:style-name="Text_20_body">This method returns a new instance of the IRC class. It accepts no parameters. It initializes the users array, the channel array, the Numhandler and the ClientEvent object. The user and channel array can be accessed via the attribute user and channel of the IRC object.</text:p>
      <text:h text:style-name="Heading_20_3" text:outline-level="3">Connect</text:h>
      <text:p text:style-name="REXX_20_Example">&gt;&gt;-Connect(host,serverpassword,nick,username,description)<text:tab/>&gt;&lt;</text:p>
      <text:p text:style-name="Text_20_body">This method accepts a host object, a server password, the default nickname, the user name and a descriptive string. It tries connecting to the host object, using an instance of the LNSocket class. In case it established a connection to the IRC server it writes connection essential commands on the socket.</text:p>
      <text:p text:style-name="REXX_20_Example_20_Title">Example:</text:p>
      <text:p text:style-name="REXX_20_Example">irchost = .host~new~~SetHost('irc.someserver.com')</text:p>
      <text:p text:style-name="REXX_20_Example">client <text:s/>= .irc~new()</text:p>
      <text:p text:style-name="REXX_20_Example">client~connect(irchost,.nil,'myname','myfullname','Just a test')</text:p>
      <text:h text:style-name="Heading_20_3" text:outline-level="3">DisConnect</text:h>
      <text:p text:style-name="REXX_20_Example">&gt;&gt;-DisConnect<text:tab/>&gt;&lt;</text:p>
      <text:p text:style-name="Text_20_body">This method does the opposite of the connect method: it disconnects the socket from the server.</text:p>
      <text:h text:style-name="Heading_20_3" text:outline-level="3">Writeln</text:h>
      <text:p text:style-name="REXX_20_Example">&gt;&gt;-Writeln(string)<text:tab/>&gt;&lt;</text:p>
      <text:p text:style-name="Text_20_body">This method accepts a string which will be written on the socket. This method should not be called from outside, although it is possible. Internally this method is used to write all things back to the server. A \n\r <text:s/>sequence is appended to the string.</text:p>
      <text:p text:style-name="REXX_20_Example_20_Title">Example:</text:p>
      <text:p text:style-name="REXX_20_Example">client~Writeln(“JOIN #rexx”)</text:p>
      <text:h text:style-name="Heading_20_3" text:outline-level="3">Event</text:h>
      <text:p text:style-name="REXX_20_Example">&gt;&gt;-Event(message)<text:tab/>&gt;&lt;</text:p>
      <text:p text:style-name="Text_20_body">This is the primary event dispatcher method. It accepts a message object as parameter. Its purpose is to forward message objects to their receiver objects. The receiver is either the sender attribute of the message object or the handler for numeric replies (NumHandler) and a receiver object for server commands.</text:p>
      <text:p text:style-name="REXX_20_Example_20_Title">Example:</text:p>
      <text:p text:style-name="REXX_20_Example">self~Event(.msgjoin~new(self,achannel))</text:p>
      <text:h text:style-name="Heading_20_3" text:outline-level="3">GetEventHandler</text:h>
      <text:p text:style-name="REXX_20_Example">&gt;&gt;-GetEventHandler<text:tab/>&gt;&lt;</text:p>
      <text:p text:style-name="Text_20_body">This method returns the ClientEvent object. It has nothing to do with the Event method. This method is the interface to custom methods. See the ClientEvent class description for details about its usage.</text:p>
      <text:p text:style-name="REXX_20_Example_20_Title">Example:</text:p>
      <text:p text:style-name="REXX_20_Example">client~GetEventHandler~EventSetmethods(.METHODS)</text:p>
      <text:p text:style-name="P7">/* All methods that don't belong to a class are now used for events */</text:p>
      <text:h text:style-name="Heading_20_3" text:outline-level="3">ClientEvent</text:h>
      <text:p text:style-name="REXX_20_Example">&gt;&gt;-ClientEvent(name,argument object)<text:tab/>&gt;&lt;</text:p>
      <text:p text:style-name="Text_20_body">This method accepts a name string and a message object. It tries to execute the ClientEvent object' method “name” with the message object as argument. In case it fails the error is forwarded to the debug class.</text:p>
      <text:p text:style-name="REXX_20_Example_20_Title">Example:</text:p>
      <text:p text:style-name="REXX_20_Example">self~ClientEvent(“IRC.EVENT.CONNECT”,self)</text:p>
      <text:p text:style-name="P7">/* Calls the connect event with the argument self */</text:p>
      <text:h text:style-name="Heading_20_3" text:outline-level="3">Available</text:h>
      <text:p text:style-name="REXX_20_Example">&gt;&gt;-Available(string)<text:tab/>&gt;&lt;</text:p>
      <text:p text:style-name="Text_20_body">This method accepts a raw IRC string. It is called by the LNSocket object whenever there arrives a new line from the server. This method may be subject to change.</text:p>
      <text:h text:style-name="Heading_20_3" text:outline-level="3">ParseLine</text:h>
      <text:p text:style-name="REXX_20_Example">&gt;&gt;-ParseLine(string)<text:tab/>&gt;&lt;</text:p>
      <text:p text:style-name="Text_20_body">This method is called by the Available method of the same class. It has a string as parameter. The method is private. It parses the IRC protocol and generates message objects from it. On top it manages the users and channels, as far as it can be done at this point.</text:p>
      <text:h text:style-name="Heading_20_3" text:outline-level="3">GetReceiverObject</text:h>
      <text:p text:style-name="REXX_20_Example">&gt;&gt;-GetReceiverObject(name)<text:tab/>&gt;&lt;</text:p>
      <text:p text:style-name="Text_20_body">His method accepts a string. It then looks for a channel or user object that has the name given as parameter. In case it is found the user's or channel's object is returned. If it's not found .nil is returned. When searching for objects user objects are found first. This is no problem as channels start with a character nicks are not allowed to start with.</text:p>
      <text:p text:style-name="REXX_20_Example_20_Title">Example:</text:p>
      <text:p text:style-name="REXX_20_Example">User = client~GetReceiverObject(anick) /* anick is a variable holding a known user name*/</text:p>
      <text:h text:style-name="Heading_20_2" text:outline-level="2">Channel Class</text:h>
      <text:p text:style-name="Text_20_body">This class build channel objects. The channel objects have a list of users who joined the channel and their mode. Channel objects are created and destructed automatically, there is no need of a client to create channels.</text:p>
      <text:h text:style-name="Heading_20_3" text:outline-level="3">Init</text:h>
      <text:p text:style-name="REXX_20_Example">&gt;&gt;-New(irc client,name)<text:tab/>&gt;&lt;</text:p>
      <text:p text:style-name="Text_20_body">The method returns a new instance of the channel class. It needs to be initialized with the irc client object and the name as arguments. It registers with the channels array of the client, adding a new entry. The position in the array is a channel's ID.</text:p>
      <text:h text:style-name="Heading_20_3" text:outline-level="3">UnInit</text:h>
      <text:p text:style-name="REXX_20_Example">&gt;&gt;-UnInit<text:tab/>&gt;&lt;</text:p>
      <text:p text:style-name="Text_20_body">This method removes the channel from the irc client object and destructs the channel object. It should not be called from outside ans the channel destructs automatically.</text:p>
      <text:h text:style-name="Heading_20_3" text:outline-level="3">Event</text:h>
      <text:p text:style-name="REXX_20_Example">&gt;&gt;-Event(message)<text:tab/>&gt;&lt;</text:p>
      <text:p text:style-name="Text_20_body">The event method accepts a message object. From the information contained in it it takes the appropriate actions. Although it is possible to send message objects to it it is not needed in most cases.</text:p>
      <text:h text:style-name="Heading_20_3" text:outline-level="3">ID</text:h>
      <text:p text:style-name="REXX_20_Example">&gt;&gt;-ID<text:tab/>&lt;&gt;</text:p>
      <text:p text:style-name="Text_20_body">The ID method returns the channel's ID. This is the position of the channel object in the irc object's channels array.</text:p>
      <text:p text:style-name="REXX_20_Example_20_Title">Example:</text:p>
      <text:p text:style-name="REXX_20_Example">Say “Channel” channel~MakeString “ is #”channel~ID</text:p>
      <text:p text:style-name="P7">/* e.g. Channel #test is #3 */</text:p>
      <text:h text:style-name="Heading_20_3" text:outline-level="3">MakeString</text:h>
      <text:p text:style-name="REXX_20_Example">&gt;&gt;-MakeString<text:tab/><text:tab/>&gt;&lt;</text:p>
      <text:p text:style-name="Text_20_body">The MakeString method returns the channel name.</text:p>
      <text:p text:style-name="REXX_20_Example_20_Title">Example:</text:p>
      <text:p text:style-name="REXX_20_Example">::METHOD OnSay</text:p>
      <text:p text:style-name="REXX_20_Example">use arg message</text:p>
      <text:p text:style-name="REXX_20_Example">Say “-”message~sender~MakeString”/”message~receiver~MakeString”-”message~string</text:p>
      <text:h text:style-name="Heading_20_3" text:outline-level="3">UserIsMember</text:h>
      <text:p text:style-name="REXX_20_Example">&gt;&gt;-UserIsMember(nick or ID)<text:tab/>&gt;&lt;</text:p>
      <text:p text:style-name="Text_20_body">The method returns .true in case the user is a member of the channel. The argument can either be a user object or a user's ID.</text:p>
      <text:h text:style-name="Heading_20_3" text:outline-level="3">Users</text:h>
      <text:p text:style-name="REXX_20_Example">&gt;&gt;-Users<text:tab/>&gt;&lt;</text:p>
      <text:p text:style-name="Text_20_body">This is an array storing the user objects that are members of the channel. The position in the array is a user's ID, the value stored with it is .true (This may change in future).</text:p>
      <text:p text:style-name="REXX_20_Example_20_Title">Example:</text:p>
      <text:p text:style-name="REXX_20_Example">Say “User with ID 1 is member of channel 1:” client~channels[1]~UserIsMember(1)</text:p>
      <text:p text:style-name="P7">/* has to be true at all times */</text:p>
      <text:h text:style-name="Heading_20_2" text:outline-level="2">Debug Class</text:h>
      <text:p text:style-name="Text_20_body">The debug class is used to generate debug output that is not printed to the standard out but written to a file. The debug class has only class methods, meaning it can not be instanced. When the file is loaded that contains the class definition the standard monitor is set to the default output stream (which is STDOUT: in most cases). The Initialize method can be used to change the monitor object and set the logging level.</text:p>
      <text:p text:style-name="Text_20_body">The logging level defines what debug output is written to the monitor and what is not. At the moment the levels are the following:</text:p>
      <text:p text:style-name="Text_20_body">1 – method/routine calls</text:p>
      <text:p text:style-name="Text_20_body">2 – argument input of a method or routine</text:p>
      <text:p text:style-name="Text_20_body">4 – return values</text:p>
      <text:p text:style-name="Text_20_body">8 – intermediates</text:p>
      <text:p text:style-name="Text_20_body">16 – errors</text:p>
      <text:p text:style-name="Text_20_body">Each entry represents a bit set. The following number only logs method calls, return values and errors: “10101”b. To log all messages use a mask with all bits set.</text:p>
      <text:p text:style-name="Text_20_body">All methods defined by the debug class are class methods. That means that is is not needed to create instances of the debug class.</text:p>
      <text:h text:style-name="Heading_20_3" text:outline-level="3">Init</text:h>
      <text:p text:style-name="Text_20_body">The method is called by the Rexx interpreter. It sets the monitor to the default output stream. It can be called to reset the class to the default monitor object.</text:p>
      <text:h text:style-name="Heading_20_3" text:outline-level="3">Initialize</text:h>
      <text:p text:style-name="Text_20_body">This method accepts a stream object and a bit mask. It opens the stream in write and replace mode, buffering disabled to be able to log from concurrent threads. It stores itself in the .LOCAL directory at the entry “DEBUG”.</text:p>
      <text:p text:style-name="REXX_20_Example_20_Title">Example:</text:p>
      <text:p text:style-name="REXX_20_Example">.Debug~Initialize(.Stream~New(“program.log”),”10101”b)</text:p>
      <text:p text:style-name="P7">/* Log calls, return values and errors to program.log */</text:p>
      <text:h text:style-name="Heading_20_3" text:outline-level="3">Debug</text:h>
      <text:p text:style-name="REXX_20_Example">&gt;&gt;-Debug(string-+--------+-)<text:tab/>&gt;&lt;</text:p>
      <text:p text:style-name="REXX_20_Example"><text:s text:c="16"/>+-,level-+</text:p>
      <text:p text:style-name="Text_20_body">This method accepts a string and a level. The level is not a bit mask but a number. The numbers refer to the bits. A debug statement that refers to a method call would have a level of 1, a call that shows intermediates and and errors would have a level of 8+16=24. If the level is omitted the string is printed anyway, only that “&gt;&gt;” is prepended to it.</text:p>
      <text:p text:style-name="Text_20_body">To access this method directly without accessing the .LOCAL environment there is a debug() routine that has the same parameters like the Debug method.</text:p>
      <text:p text:style-name="REXX_20_Example_20_Title">Example:</text:p>
      <text:p text:style-name="REXX_20_Example">.debug~debug(“[Main Class: Init method called!”,1)</text:p>
      <text:h text:style-name="Heading_20_3" text:outline-level="3">Error</text:h>
      <text:p text:style-name="REXX_20_Example">&gt;&gt;-Error-+----------+<text:tab/>&gt;&lt;</text:p>
      <text:p text:style-name="REXX_20_Example"><text:s text:c="9"/>+-(object)-+</text:p>
      <text:p text:style-name="Text_20_body">This method accepts an object like condition('O') returns it. In case it is omitted it tries to get it, but that does not always work. The information included in the object is printed to the output stream. If an error object is received it is stored in the .LOCAL directory at the entry IRC.DEBUG.LASTERROR.</text:p>
      <text:p text:style-name="REXX_20_Example_20_Title">Example:</text:p>
      <text:p text:style-name="REXX_20_Example">signal on syntax name syntaxerror</text:p>
      <text:p text:style-name="REXX_20_Example">[...]</text:p>
      <text:p text:style-name="REXX_20_Example">syntaxerror: .debug~error(condition('O'))</text:p>
      <text:h text:style-name="Heading_20_2" text:outline-level="2">Standard routines</text:h>
      <text:h text:style-name="Heading_20_3" text:outline-level="3">NowToTS</text:h>
      <text:p text:style-name="REXX_20_Example">&gt;&gt;-NowToTS<text:tab/>&gt;&lt;</text:p>
      <text:p text:style-name="Text_20_body">Returns the current time as a UNIX time stamp (seconds since 01-01-1970).</text:p>
      <text:p text:style-name="REXX_20_Example_20_Title">Example:</text:p>
      <text:p text:style-name="REXX_20_Example">timestamp=NowToTS()</text:p>
      <text:h text:style-name="Heading_20_3" text:outline-level="3">TSToStr</text:h>
      <text:p text:style-name="REXX_20_Example">&gt;&gt;-TSToStr(timestamp)<text:tab/>&gt;&lt;</text:p>
      <text:p text:style-name="Text_20_body">Accepts a UNIX time stamp as parameter and returns the time and date in a human readable format.</text:p>
      <text:p text:style-name="REXX_20_Example_20_Title">Example:</text:p>
      <text:p text:style-name="REXX_20_Example">Say TSToStr(timestamp)</text:p>
      <text:h text:style-name="Heading_20_1" text:outline-level="1">Messages</text:h>
      <text:p text:style-name="Text_20_body">This chapter covers how incoming messages are handled.<text:note text:id="ftn1" text:note-class="footnote"><text:note-citation>1</text:note-citation><text:note-body><text:p text:style-name="Footnote">Switching on the debug mode helps understanding the messages' flow</text:p></text:note-body></text:note></text:p>
      <text:p text:style-name="Text_20_body">First a line is read by the socket interface object. As the main loop resits inside the socket object the client is notified about every new line as soon as it arrives. The instance of the LNSocket class calls the method Available of the client with the line as argument. This line is in raw IRC format. Basically there are two main classes of messages: numeric and non-numeric messages. The numeric messages are commonly used to organize the connection, to return information to the client. The other messages are more essential to the connection and cover all commands that can be issued and textual messages. There are some outgoing messages that are similar to the incoming ones, but a client can not create any numeric message.</text:p>
      <text:p text:style-name="Text_20_body"/>
      <text:p text:style-name="Text_20_body"><draw:frame draw:style-name="fr2" draw:name="Frame1" text:anchor-type="paragraph" svg:width="14.101cm" draw:z-index="1"><draw:text-box fo:min-height="9.999cm"><text:p text:style-name="Illustration"><draw:frame draw:style-name="fr3" draw:name="Object2" text:anchor-type="paragraph" svg:x="0.004cm" svg:y="0.002cm" svg:width="14.099cm" style:rel-width="100%" svg:height="9.999cm" style:rel-height="scale" draw:z-index="2"><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The big picture / user messages</text:p></draw:text-box></draw:frame></text:p>
      <text:p text:style-name="Text_20_body"><draw:frame draw:style-name="fr2" draw:name="Frame2" text:anchor-type="paragraph" svg:width="14.101cm" draw:z-index="3"><draw:text-box fo:min-height="9.999cm"><text:p text:style-name="Illustration"><draw:frame draw:style-name="fr3" draw:name="Object3" text:anchor-type="paragraph" svg:x="0.004cm" svg:y="0.002cm" svg:width="14.099cm" style:rel-width="100%" svg:height="9.999cm" style:rel-height="scale" draw:z-index="4"><draw:object xlink:href="./Object 3" xlink:type="simple" xlink:show="embed" xlink:actuate="onLoad"/><draw:image xlink:href="./ObjectReplacements/Object 3" xlink:type="simple" xlink:show="embed" xlink:actuate="onLoad"/></draw:frame>Illustration <text:sequence text:ref-name="refIllustration1" text:name="Illustration" text:formula="ooow:Illustration+1" style:num-format="1">2</text:sequence>: The big picture / server messages</text:p></draw:text-box></draw:frame>All messages are subclasses of the ircmessage class. This class only implements the time stamp. When an instance is created the time stamp is initialized with the current time. This time can be used as the time the message arrived at the client. The ircmessage only has this one property as the messages floating around are very different.</text:p>
      <text:h text:style-name="Heading_20_2" text:outline-level="2">User messages</text:h>
      <text:p text:style-name="Text_20_body">The main difference between user and server messages is that user messages have a sender different to the server. The sender is a user, which will be represented by a user object. There are some messages that don't have a target attribute. That means that the target is the same as the sender.</text:p>
      <text:h text:style-name="Heading_20_3" text:outline-level="3">Nick message – msgnick</text:h>
      <text:p text:style-name="Text_20_body">This message announces that the sender changed the nick to the new nick transferred in the message. The sender still has the old nick, the message gets forwarded to the internal user object for the user and the nick name is updated. From that time on only the new nick name exists.</text:p>
      <text:h text:style-name="Heading_20_3" text:outline-level="3">Quit message – msgquit</text:h>
      <text:p text:style-name="Text_20_body">If a user quits from IRC a quit message is passed to all users that shared a channel with the quitting user. It announces that the user is not online anymore. The quit message has a string attribute that can contain some more information about the reason for quitting. This is only an informative string.</text:p>
      <text:h text:style-name="Heading_20_3" text:outline-level="3">User messages featuring a receiver object – umsgr</text:h>
      <text:p text:style-name="Text_20_body">All messages that have a target (or receiver) other than themselves inherit this class. </text:p>
      <text:h text:style-name="Heading_20_2" text:outline-level="2">The message's flow</text:h>
      <text:h text:style-name="Heading_20_3" text:outline-level="3">Join message</text:h>
      <text:p text:style-name="Text_20_body">First the user joining a channel gets the message. The user object looks for a channel with the given name. If it's not found it is created. The join message is then forwarded to the channel object. The channel object calls the ClientEvent method to inform the application of the event..</text:p>
      <text:h text:style-name="Heading_20_3" text:outline-level="3">Part message</text:h>
      <text:p text:style-name="Text_20_body">When a user object receives a part message it forwards it to the appropriate channel. In case the user object is not the client if looks for any other channels the user is still in. If there are no channels found the user object is removed as well. The user object is not removed if it is the own user's object.</text:p>
      <text:h text:style-name="Heading_20_1" text:outline-level="1">How scripting works</text:h>
      <text:p text:style-name="Text_20_body">Internally the scripting is realized in the NumHandler object that is a part of the IRC object. It works similar to the methods a programmer can define to implement own functions. The difference is that the methods implemented by the NumHandler class are not intended to be replaced by custom methods. To find a compromise between customizability and safety only the functions that are required to be implemented to make the user and channel management work are implemented.</text:p>
      <text:p text:style-name="Text_20_body">There are some methods that are required for the user management to work (modes are sometimes transferred <text:s/>with numeric commands) and others are only needed for the scripting functions. These are the most interesting ones.</text:p>
      <text:h text:style-name="Heading_20_2" text:outline-level="2">Implementing IRC commands as functions</text:h>
      <text:p text:style-name="Text_20_body">An IRC command consists of a call and a result. It's the NumHandler's task to combine both. By doing that a programmer does not need to know the IRC protocol and can still be able to use all commands it implements.</text:p>
      <text:p text:style-name="Text_20_body">The NumHandler class implements methods for the numeric replies and for the IRC command calls. When a method is called that implements an IRC command the method first gets a new event identification number. This is done by calling the eventid method. Then in puts at the eventid's position of the results array an array with two fields. The first field is a keyword, the second is an empty array, if the result's size is known it is initialized with the correct size already.</text:p>
      <text:p text:style-name="Text_20_body">After that the flag indication the event has been completed is cleared. This flag will be set as soon as the event has been completed or a timeout occurred. That leads to the next action: a timeout timer needs to be started. It is set to call a timeout method that will set the flag. Now the command is written on the socket. The method called now waits for the flag to be set. As mentioned before that will either be when the data has been returned or when a timeout occurred.</text:p>
      <text:p text:style-name="Text_20_body">When the flag has been set and the timeout did not occur it is canceled.</text:p>
      <text:p text:style-name="Text_20_body">After that the result may be formatted and is returned. The entry in the results array is freed.</text:p>
      <text:h text:style-name="Heading_20_2" text:outline-level="2">Using the functions</text:h>
      <text:p text:style-name="Text_20_body">The functions can only be accessed via talkback object. They can access the numhandler if needed or return cached results.</text:p>
      <text:h text:style-name="Heading_20_2" text:outline-level="2">Hooking events</text:h>
      <text:p text:style-name="Text_20_body">Every event encountered by the irc class creates a event call. There are a number of events. Many events are associated with more than one method name. In that case the client looks for all possible method names and executes the first one found.</text:p>
      <text:p text:style-name="Text_20_body">The way how the hooking works is best described by giving an example. It is very common that a client wants to register a method with the privmsg IRC command. This command basically transfers text between user and channels. There is an event that is called IRC.EVENT.UPRIVMSG. It is an entry in the .LOCAL directory. The event is started when there arrives a privmsg that was sent to a user. Now the client looks for one of the methods OnChannelPrivMsg, OnPrivMsg and OnSay. It test whether there exists a method defined for one of those names. If it is found it is executed. The argument should be a .privmsg instance.</text:p>
      <text:p text:style-name="Text_20_body">The command to register an event is the following:</text:p>
      <text:p text:style-name="REXX_20_Example">-- Get the eventhandler</text:p>
      <text:p text:style-name="REXX_20_Example">eventhandler = client~GetEventHandler</text:p>
      <text:p text:style-name="REXX_20_Example">-- now register the method that's stored in mysay</text:p>
      <text:p text:style-name="REXX_20_Example">eventhandler~EventSetMethod(“OnSay”,mysay)</text:p>
      <text:p text:style-name="Text_20_body">Methods can be defined either with a source string or a method object. It is better to define a method object as the translation of the source could cause errors.</text:p>
      <text:h text:style-name="Heading_20_2" text:outline-level="2">Events causing errors</text:h>
      <text:p text:style-name="Text_20_body">In general the error object is forwarded to the debug class. This class either writes the error message to STDOUT: or the steam defined. If also stores the error object in the .LOCAL directory at the entry IRC.DEBUG.LASTERROR. This enables the programmer to access any last error.</text:p>
      <text:p text:style-name="Text_20_body">When an event method crashes a special event method is started. The name is EventError. The argument is the error object.</text:p>
      <text:h text:style-name="Heading_20_1" text:outline-level="1">Accessing the server – using the TalkBack objects</text:h>
      <text:p text:style-name="Text_20_body">The purpose of this class is to provide a way to talk to the IRC server.</text:p>
      <text:p text:style-name="Text_20_body">A program can request a talkback object from a client, a channel and a user. The object provides methods for the IRC commands that can be used on those objects. A user's talkback object has a PrivMsg method for example. The PrivMsg method would send a standard PRIVMSG to the server. At some point it could happen that the user who should receive the privmsg has no local user object. In that case there is a PrivMsg method offered by the client object that accepts a string and one or more receivers. The method creates the user objects, but in case an error message is returned the user objects will be destructed again. The client could query a user's host mark to see if he is online, but that would slow down the client's speed I suppose. Maybe that can be implemented as an optional feature.</text:p>
      <text:p text:style-name="Text_20_body">It could work the following way:</text:p>
      <text:p text:style-name="Text_20_body"><text:tab/>-&gt; Client: Talback requested</text:p>
      <text:p text:style-name="Text_20_body"><text:tab/><text:tab/>-&gt; Talkback: PrivMsg called ("Tester testing test","Hugo")</text:p>
      <text:list text:style-name="L3">
        <text:list-item>
          <text:p text:style-name="P8">write "HOSTMARK hugo" on socket</text:p>
        </text:list-item>
        <text:list-item>
          <text:p text:style-name="P8">wait for the result</text:p>
        </text:list-item>
        <text:list-item>
          <text:p text:style-name="P8">if result is something, then create user object</text:p>
        </text:list-item>
      </text:list>
      <text:p text:style-name="Text_20_body"><text:tab/><text:tab/>-&gt; "PRIVMSG hugo :Tester testing tests"</text:p>
      <text:p text:style-name="Text_20_body"><text:tab/><text:tab/>-&gt; return 1</text:p>
      <text:list text:style-name="L4">
        <text:list-item>
          <text:p text:style-name="P9">else return 0</text:p>
        </text:list-item>
      </text:list>
      <text:p text:style-name="Text_20_body">If there is more than one receiver specified test all of them for existence. In case one doesn't exist return 0, indicating an error. for the existing user there will objects be created, that enables the programmer to find out which users were non existing.</text:p>
      <text:h text:style-name="Heading_20_1" text:outline-level="1">Appendix</text:h>
      <text:h text:style-name="Heading_20_2" text:outline-level="2">Getting support</text:h>
      <text:p text:style-name="Text_20_body">As this is a projet has been created during free time it is very hard to offer a wide range of support. Nonetheless it is possible to contact the author via email and IRC. Try moritz at antiguru dot de, or connect to irc.netlabs.org and join channel #netla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adornments="Regular"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tab-stops/>
        <style:drop-cap/>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35cm solid #000000" style:shadow="none"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XX_20_Example" style:display-name="REXX Example" style:family="paragraph" style:parent-style-name="Text" style:class="text" style:master-page-name="">
      <style:paragraph-properties fo:margin-top="0.019cm" fo:margin-bottom="0.019cm" style:shadow="none">
        <style:tab-stops>
          <style:tab-stop style:position="16cm" style:leader-style="solid" style:leader-text="-"/>
        </style:tab-stops>
      </style:paragraph-properties>
      <style:text-properties style:font-name="Nimbus Mono L" fo:font-size="10pt" fo:font-style="normal"/>
    </style:style>
    <style:style style:name="REXX_20_Example_20_Title" style:display-name="REXX Example Title" style:family="paragraph" style:parent-style-name="Text" style:next-style-name="REXX_20_Example" style:class="text" style:master-page-name="">
      <style:paragraph-properties fo:margin-top="0.21cm" fo:margin-bottom="0.049cm"/>
      <style:text-properties fo:font-size="11pt"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a">
        <style:list-level-properties text:min-label-distance="0.379cm"/>
      </text:outline-level-style>
      <text:outline-level-style text:level="4" style:num-format="">
        <style:list-level-properties text:min-label-distance="0.3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orx-irc Project reference<text:tab/><text:tab/><text:date style:data-style-name="N37" text:date-value="2006-06-12T15:32:12.96" text:fixed="true">12/06/06</text:date></text:p>
      </style:header>
      <style:footer>
        <text:p text:style-name="P1">http://sourceforege.net/projects/orx-irc<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6-05-15T19:40:55</meta:creation-date>
    <dc:date>2006-06-19T16:12:56</dc:date>
    <dc:language>en-GB</dc:language>
    <meta:editing-cycles>102</meta:editing-cycles>
    <meta:editing-duration>PT12H34M47S</meta:editing-duration>
    <meta:user-defined meta:name="Info 1"/>
    <meta:user-defined meta:name="Info 2"/>
    <meta:user-defined meta:name="Info 3"/>
    <meta:user-defined meta:name="Info 4"/>
    <meta:document-statistic meta:table-count="0" meta:image-count="0" meta:object-count="3" meta:page-count="15" meta:paragraph-count="294" meta:word-count="4911" meta:character-count="28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fill="solid" draw:fill-color="#ffff66"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3" draw:layer="layout" svg:width="3cm" svg:height="2cm" svg:x="0.327cm" svg:y="0.624cm">
          <text:p text:style-name="P1">&lt;&lt;actor&gt;&gt;</text:p>
          <text:p text:style-name="P1">user/app</text:p>
          <draw:enhanced-geometry svg:viewBox="0 0 21600 21600" draw:type="rectangle" draw:enhanced-path="M 0 0 L 21600 0 21600 21600 0 21600 0 0 Z N"/>
        </draw:custom-shape>
        <draw:custom-shape draw:style-name="gr1" draw:text-style-name="P2" draw:id="id1" draw:layer="layout" svg:width="3cm" svg:height="2cm" svg:x="4.977cm" svg:y="0.634cm">
          <text:p text:style-name="P1">classes</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2" draw:layer="layout" svg:width="5cm" svg:height="2cm" svg:x="8.71cm" svg:y="2.115cm">
          <text:p text:style-name="P1">IRC network</text:p>
          <draw:enhanced-geometry svg:viewBox="0 0 21600 21600" draw:glue-points="10800 0 3160 3160 0 10800 3160 18440 10800 21600 18440 18440 21600 10800 18440 3160" draw:text-areas="3200 3200 18400 18400" draw:type="ellipse"/>
        </draw:custom-shape>
        <draw:connector draw:style-name="gr2" draw:text-style-name="P2" draw:layer="layout" draw:type="line" svg:x1="7.977cm" svg:y1="1.383cm" svg:x2="8.71cm" svg:y2="3.115cm" draw:start-shape="id1" draw:start-glue-point="9" draw:end-shape="id2">
          <text:p text:style-name="P3"/>
        </draw:connector>
        <draw:connector draw:style-name="gr3" draw:text-style-name="P2" draw:layer="layout" draw:type="curve" svg:x1="3.327cm" svg:y1="1.624cm" svg:x2="4.977cm" svg:y2="1.634cm" draw:start-shape="id3" draw:start-glue-point="1" draw:end-shape="id1" draw:end-glue-point="3">
          <text:p text:style-name="P3"/>
        </draw:connector>
        <draw:connector draw:style-name="gr3" draw:text-style-name="P2" draw:layer="layout" draw:type="curve" svg:x1="4.977cm" svg:y1="1.883cm" svg:x2="3.327cm" svg:y2="1.624cm" draw:start-shape="id1" draw:start-glue-point="6" draw:end-shape="id3" draw:end-glue-point="1">
          <text:p text:style-name="P3"/>
        </draw:connector>
        <draw:frame draw:style-name="gr4" draw:layer="layout" svg:width="0.79cm" svg:height="1.043cm" svg:x="3.635cm" svg:y="0.592cm">
          <draw:text-box>
            <text:p text:style-name="P3">1</text:p>
          </draw:text-box>
        </draw:frame>
        <draw:frame draw:style-name="gr5" draw:text-style-name="P3" draw:layer="layout" svg:width="1cm" svg:height="1.25cm" svg:x="8.635cm" svg:y="1.385cm">
          <draw:text-box>
            <text:p text:style-name="P3">2</text:p>
          </draw:text-box>
        </draw:frame>
        <draw:custom-shape draw:style-name="gr6" draw:text-style-name="P1" draw:id="id4" draw:layer="layout" svg:width="3cm" svg:height="0.848cm" svg:x="4.187cm" svg:y="2.207cm">
          <text:p text:style-name="P1">TalkBack</text:p>
          <draw:enhanced-geometry svg:viewBox="0 0 21600 21600" draw:mirror-horizontal="true" draw:type="rectangle" draw:enhanced-path="M 0 0 L 21600 0 21600 21600 0 21600 0 0 Z N"/>
        </draw:custom-shape>
        <draw:connector draw:style-name="gr3" draw:text-style-name="P2" draw:layer="layout" draw:type="curve" svg:x1="3.327cm" svg:y1="1.624cm" svg:x2="4.187cm" svg:y2="2.631cm" draw:start-shape="id3" draw:start-glue-point="1" draw:end-shape="id4" draw:end-glue-point="3">
          <text:p text:style-name="P3"/>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23ff23" draw:textarea-horizontal-align="justify" draw:textarea-vertical-align="middle" draw:auto-grow-height="false" fo:min-height="0cm" fo:min-width="0cm"/>
    </style:style>
    <style:style style:name="gr4" style:family="graphic" style:parent-style-name="standard">
      <style:graphic-properties draw:fill="solid" draw:fill-color="#33cc66" draw:textarea-horizontal-align="justify" draw:textarea-vertical-align="middle" draw:auto-grow-height="false" fo:min-height="0cm" fo:min-width="0cm"/>
    </style:style>
    <style:style style:name="gr5" style:family="graphic" style:parent-style-name="standard">
      <style:graphic-properties draw:fill="solid" draw:fill-color="#ffff66"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11.635cm" svg:y1="7.635cm" svg:x2="6.635cm" svg:y2="5.135cm" draw:start-shape="id1" draw:start-glue-point="0" draw:end-shape="id2" draw:end-glue-point="2">
          <text:p/>
        </draw:connector>
        <draw:connector draw:style-name="gr1" draw:text-style-name="P1" draw:layer="layout" draw:type="line" svg:x1="1.885cm" svg:y1="7.635cm" svg:x2="6.635cm" svg:y2="5.135cm" draw:start-shape="id3" draw:start-glue-point="0" draw:end-shape="id2" draw:end-glue-point="2">
          <text:p/>
        </draw:connector>
        <draw:connector draw:style-name="gr1" draw:text-style-name="P1" draw:layer="layout" draw:type="line" svg:x1="4.932cm" svg:y1="7.611cm" svg:x2="6.635cm" svg:y2="5.135cm" draw:start-shape="id4" draw:start-glue-point="0" draw:end-shape="id2" draw:end-glue-point="2">
          <text:p/>
        </draw:connector>
        <draw:connector draw:style-name="gr1" draw:text-style-name="P1" draw:layer="layout" draw:type="line" svg:x1="8.635cm" svg:y1="7.635cm" svg:x2="6.635cm" svg:y2="5.135cm" draw:start-shape="id5" draw:start-glue-point="0" draw:end-shape="id2" draw:end-glue-point="2">
          <text:p/>
        </draw:connector>
        <draw:custom-shape draw:style-name="gr2" draw:text-style-name="P1" draw:id="id7" draw:layer="layout" svg:width="3.5cm" svg:height="1cm" svg:x="5.635cm" svg:y="0.635cm">
          <text:p text:style-name="P2">ircmessage</text:p>
          <draw:enhanced-geometry svg:viewBox="0 0 21600 21600" draw:type="rectangle" draw:enhanced-path="M 0 0 L 21600 0 21600 21600 0 21600 0 0 Z N"/>
        </draw:custom-shape>
        <draw:custom-shape draw:style-name="gr3" draw:text-style-name="P2" draw:id="id6" draw:layer="layout" svg:width="2.5cm" svg:height="1cm" svg:x="1.095cm" svg:y="2.135cm">
          <text:p text:style-name="P2">umsg</text:p>
          <draw:enhanced-geometry svg:viewBox="0 0 21600 21600" draw:type="rectangle" draw:enhanced-path="M 0 0 L 21600 0 21600 21600 0 21600 0 0 Z N"/>
        </draw:custom-shape>
        <draw:custom-shape draw:style-name="gr4" draw:text-style-name="P2" draw:id="id8" draw:layer="layout" svg:width="2cm" svg:height="1cm" svg:x="0.635cm" svg:y="4.135cm">
          <text:p text:style-name="P2">msgnick</text:p>
          <draw:enhanced-geometry svg:viewBox="0 0 21600 21600" draw:type="rectangle" draw:enhanced-path="M 0 0 L 21600 0 21600 21600 0 21600 0 0 Z N"/>
        </draw:custom-shape>
        <draw:custom-shape draw:style-name="gr4" draw:text-style-name="P2" draw:id="id9" draw:layer="layout" svg:width="2cm" svg:height="1cm" svg:x="3.135cm" svg:y="4.135cm">
          <text:p text:style-name="P2">msgquit</text:p>
          <draw:enhanced-geometry svg:viewBox="0 0 21600 21600" draw:type="rectangle" draw:enhanced-path="M 0 0 L 21600 0 21600 21600 0 21600 0 0 Z N"/>
        </draw:custom-shape>
        <draw:custom-shape draw:style-name="gr4" draw:text-style-name="P2" draw:id="id2" draw:layer="layout" svg:width="2cm" svg:height="1cm" svg:x="5.635cm" svg:y="4.135cm">
          <text:p text:style-name="P2">umsgr</text:p>
          <draw:enhanced-geometry svg:viewBox="0 0 21600 21600" draw:type="rectangle" draw:enhanced-path="M 0 0 L 21600 0 21600 21600 0 21600 0 0 Z N"/>
        </draw:custom-shape>
        <draw:connector draw:style-name="gr1" draw:text-style-name="P1" draw:layer="layout" draw:type="line" svg:x1="2.345cm" svg:y1="2.135cm" svg:x2="7.385cm" svg:y2="1.635cm" draw:start-shape="id6" draw:start-glue-point="0" draw:end-shape="id7" draw:end-glue-point="2">
          <text:p/>
        </draw:connector>
        <draw:connector draw:style-name="gr1" draw:text-style-name="P1" draw:layer="layout" draw:type="line" svg:x1="1.635cm" svg:y1="4.135cm" svg:x2="2.345cm" svg:y2="3.135cm" draw:start-shape="id8" draw:start-glue-point="0" draw:end-shape="id6" draw:end-glue-point="2">
          <text:p/>
        </draw:connector>
        <draw:connector draw:style-name="gr1" draw:text-style-name="P1" draw:layer="layout" draw:type="line" svg:x1="6.635cm" svg:y1="4.135cm" svg:x2="2.345cm" svg:y2="3.135cm" draw:start-shape="id2" draw:start-glue-point="0" draw:end-shape="id6" draw:end-glue-point="2">
          <text:p/>
        </draw:connector>
        <draw:custom-shape draw:style-name="gr5" draw:text-style-name="P2" draw:id="id10" draw:layer="layout" svg:width="2cm" svg:height="1cm" svg:x="0.635cm" svg:y="6.135cm">
          <text:p text:style-name="P2">privmsg</text:p>
          <draw:enhanced-geometry svg:viewBox="0 0 21600 21600" draw:type="rectangle" draw:enhanced-path="M 0 0 L 21600 0 21600 21600 0 21600 0 0 Z N"/>
        </draw:custom-shape>
        <draw:custom-shape draw:style-name="gr5" draw:text-style-name="P2" draw:id="id11" draw:layer="layout" svg:width="2cm" svg:height="1cm" svg:x="3.135cm" svg:y="6.135cm">
          <text:p text:style-name="P2">unotice</text:p>
          <draw:enhanced-geometry svg:viewBox="0 0 21600 21600" draw:type="rectangle" draw:enhanced-path="M 0 0 L 21600 0 21600 21600 0 21600 0 0 Z N"/>
        </draw:custom-shape>
        <draw:custom-shape draw:style-name="gr5" draw:text-style-name="P2" draw:id="id12" draw:layer="layout" svg:width="2cm" svg:height="1cm" svg:x="5.635cm" svg:y="6.135cm">
          <text:p text:style-name="P2">msgkill</text:p>
          <draw:enhanced-geometry svg:viewBox="0 0 21600 21600" draw:type="rectangle" draw:enhanced-path="M 0 0 L 21600 0 21600 21600 0 21600 0 0 Z N"/>
        </draw:custom-shape>
        <draw:custom-shape draw:style-name="gr5" draw:text-style-name="P2" draw:id="id13" draw:layer="layout" svg:width="2cm" svg:height="1cm" svg:x="8.135cm" svg:y="6.135cm">
          <text:p text:style-name="P2">msgkick</text:p>
          <draw:enhanced-geometry svg:viewBox="0 0 21600 21600" draw:type="rectangle" draw:enhanced-path="M 0 0 L 21600 0 21600 21600 0 21600 0 0 Z N"/>
        </draw:custom-shape>
        <draw:custom-shape draw:style-name="gr5" draw:text-style-name="P2" draw:id="id14" draw:layer="layout" svg:width="2cm" svg:height="1cm" svg:x="10.635cm" svg:y="6.135cm">
          <text:p text:style-name="P2">msgpart</text:p>
          <draw:enhanced-geometry svg:viewBox="0 0 21600 21600" draw:type="rectangle" draw:enhanced-path="M 0 0 L 21600 0 21600 21600 0 21600 0 0 Z N"/>
        </draw:custom-shape>
        <draw:custom-shape draw:style-name="gr5" draw:text-style-name="P2" draw:id="id3" draw:layer="layout" svg:width="2.5cm" svg:height="1cm" svg:x="0.635cm" svg:y="7.635cm">
          <text:p text:style-name="P2">msgtopic</text:p>
          <draw:enhanced-geometry svg:viewBox="0 0 21600 21600" draw:type="rectangle" draw:enhanced-path="M 0 0 L 21600 0 21600 21600 0 21600 0 0 Z N"/>
        </draw:custom-shape>
        <draw:custom-shape draw:style-name="gr5" draw:text-style-name="P2" draw:id="id4" draw:layer="layout" svg:width="2.406cm" svg:height="1cm" svg:x="3.729cm" svg:y="7.611cm">
          <text:p text:style-name="P2">msgmode</text:p>
          <draw:enhanced-geometry svg:viewBox="0 0 21600 21600" draw:type="rectangle" draw:enhanced-path="M 0 0 L 21600 0 21600 21600 0 21600 0 0 Z N"/>
        </draw:custom-shape>
        <draw:custom-shape draw:style-name="gr5" draw:text-style-name="P2" draw:id="id5" draw:layer="layout" svg:width="2cm" svg:height="1cm" svg:x="7.635cm" svg:y="7.635cm">
          <text:p text:style-name="P2">msgjoin</text:p>
          <draw:enhanced-geometry svg:viewBox="0 0 21600 21600" draw:type="rectangle" draw:enhanced-path="M 0 0 L 21600 0 21600 21600 0 21600 0 0 Z N"/>
        </draw:custom-shape>
        <draw:connector draw:style-name="gr1" draw:text-style-name="P1" draw:layer="layout" draw:type="line" svg:x1="4.135cm" svg:y1="4.135cm" svg:x2="2.345cm" svg:y2="3.135cm" draw:start-shape="id9" draw:start-glue-point="0" draw:end-shape="id6" draw:end-glue-point="2">
          <text:p/>
        </draw:connector>
        <draw:connector draw:style-name="gr1" draw:text-style-name="P1" draw:layer="layout" draw:type="line" svg:x1="1.635cm" svg:y1="6.135cm" svg:x2="6.635cm" svg:y2="5.135cm" draw:start-shape="id10" draw:start-glue-point="0" draw:end-shape="id2" draw:end-glue-point="2">
          <text:p/>
        </draw:connector>
        <draw:connector draw:style-name="gr1" draw:text-style-name="P1" draw:layer="layout" draw:type="line" svg:x1="4.135cm" svg:y1="6.135cm" svg:x2="6.635cm" svg:y2="5.135cm" draw:start-shape="id11" draw:start-glue-point="0" draw:end-shape="id2" draw:end-glue-point="2">
          <text:p/>
        </draw:connector>
        <draw:connector draw:style-name="gr1" draw:text-style-name="P1" draw:layer="layout" draw:type="line" svg:x1="6.635cm" svg:y1="6.135cm" svg:x2="6.635cm" svg:y2="5.135cm" draw:start-shape="id12" draw:start-glue-point="0" draw:end-shape="id2" draw:end-glue-point="2">
          <text:p/>
        </draw:connector>
        <draw:connector draw:style-name="gr1" draw:text-style-name="P1" draw:layer="layout" draw:type="line" svg:x1="9.135cm" svg:y1="6.135cm" svg:x2="6.635cm" svg:y2="5.135cm" draw:start-shape="id13" draw:start-glue-point="0" draw:end-shape="id2" draw:end-glue-point="2">
          <text:p/>
        </draw:connector>
        <draw:connector draw:style-name="gr1" draw:text-style-name="P1" draw:layer="layout" draw:type="line" svg:x1="11.635cm" svg:y1="6.135cm" svg:x2="6.635cm" svg:y2="5.135cm" draw:start-shape="id14" draw:start-glue-point="0" draw:end-shape="id2" draw:end-glue-point="2">
          <text:p/>
        </draw:connector>
        <draw:custom-shape draw:style-name="gr5" draw:text-style-name="P2" draw:id="id1" draw:layer="layout" svg:width="2cm" svg:height="1cm" svg:x="10.635cm" svg:y="7.635cm">
          <text:p text:style-name="P2">invite</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23ff23" draw:textarea-horizontal-align="justify" draw:textarea-vertical-align="middle" draw:auto-grow-height="false" fo:min-height="0cm" fo:min-width="0cm"/>
    </style:style>
    <style:style style:name="gr4" style:family="graphic" style:parent-style-name="standard">
      <style:graphic-properties draw:fill="solid" draw:fill-color="#ffff66"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4.646cm" svg:y1="4.923cm" svg:x2="7.423cm" svg:y2="2.96cm" draw:start-shape="id1" draw:start-glue-point="0" draw:end-shape="id2" draw:end-glue-point="2">
          <text:p/>
        </draw:connector>
        <draw:connector draw:style-name="gr1" draw:text-style-name="P1" draw:layer="layout" draw:type="line" svg:x1="10.208cm" svg:y1="4.932cm" svg:x2="7.423cm" svg:y2="2.96cm" draw:start-shape="id3" draw:start-glue-point="0" draw:end-shape="id2" draw:end-glue-point="2">
          <text:p/>
        </draw:connector>
        <draw:custom-shape draw:style-name="gr2" draw:text-style-name="P1" draw:id="id4" draw:layer="layout" svg:width="4cm" svg:height="0.923cm" svg:x="5.423cm" svg:y="0cm">
          <text:p text:style-name="P2">ircmessage</text:p>
          <draw:enhanced-geometry svg:viewBox="0 0 21600 21600" draw:type="rectangle" draw:enhanced-path="M 0 0 L 21600 0 21600 21600 0 21600 0 0 Z N"/>
        </draw:custom-shape>
        <draw:custom-shape draw:style-name="gr3" draw:text-style-name="P2" draw:id="id2" draw:layer="layout" svg:width="4cm" svg:height="1cm" svg:x="5.423cm" svg:y="1.96cm">
          <text:p text:style-name="P2">smsg</text:p>
          <draw:enhanced-geometry svg:viewBox="0 0 21600 21600" draw:type="rectangle" draw:enhanced-path="M 0 0 L 21600 0 21600 21600 0 21600 0 0 Z N"/>
        </draw:custom-shape>
        <draw:custom-shape draw:style-name="gr4" draw:text-style-name="P2" draw:id="id5" draw:layer="layout" svg:width="2.5cm" svg:height="1cm" svg:x="0.423cm" svg:y="3.423cm">
          <text:p text:style-name="P2">msgping</text:p>
          <draw:enhanced-geometry svg:viewBox="0 0 21600 21600" draw:type="rectangle" draw:enhanced-path="M 0 0 L 21600 0 21600 21600 0 21600 0 0 Z N"/>
        </draw:custom-shape>
        <draw:custom-shape draw:style-name="gr4" draw:text-style-name="P2" draw:id="id6" draw:layer="layout" svg:width="2.438cm" svg:height="1cm" svg:x="3.485cm" svg:y="3.395cm">
          <text:p text:style-name="P2">msgerror</text:p>
          <draw:enhanced-geometry svg:viewBox="0 0 21600 21600" draw:type="rectangle" draw:enhanced-path="M 0 0 L 21600 0 21600 21600 0 21600 0 0 Z N"/>
        </draw:custom-shape>
        <draw:custom-shape draw:style-name="gr4" draw:text-style-name="P2" draw:id="id7" draw:layer="layout" svg:width="2cm" svg:height="1cm" svg:x="6.423cm" svg:y="3.423cm">
          <text:p text:style-name="P2">snotice</text:p>
          <draw:enhanced-geometry svg:viewBox="0 0 21600 21600" draw:type="rectangle" draw:enhanced-path="M 0 0 L 21600 0 21600 21600 0 21600 0 0 Z N"/>
        </draw:custom-shape>
        <draw:custom-shape draw:style-name="gr4" draw:text-style-name="P2" draw:id="id8" draw:layer="layout" svg:width="3cm" svg:height="1cm" svg:x="8.923cm" svg:y="3.423cm">
          <text:p text:style-name="P2">msgwallops</text:p>
          <draw:enhanced-geometry svg:viewBox="0 0 21600 21600" draw:type="rectangle" draw:enhanced-path="M 0 0 L 21600 0 21600 21600 0 21600 0 0 Z N"/>
        </draw:custom-shape>
        <draw:custom-shape draw:style-name="gr4" draw:text-style-name="P2" draw:id="id1" draw:layer="layout" svg:width="2.5cm" svg:height="1cm" svg:x="3.396cm" svg:y="4.923cm">
          <text:p text:style-name="P2">nummsg</text:p>
          <draw:enhanced-geometry svg:viewBox="0 0 21600 21600" draw:type="rectangle" draw:enhanced-path="M 0 0 L 21600 0 21600 21600 0 21600 0 0 Z N"/>
        </draw:custom-shape>
        <draw:custom-shape draw:style-name="gr4" draw:text-style-name="P2" draw:id="id3" draw:layer="layout" svg:width="2.5cm" svg:height="1cm" svg:x="8.958cm" svg:y="4.932cm">
          <text:p text:style-name="P2">smode</text:p>
          <draw:enhanced-geometry svg:viewBox="0 0 21600 21600" draw:type="rectangle" draw:enhanced-path="M 0 0 L 21600 0 21600 21600 0 21600 0 0 Z N"/>
        </draw:custom-shape>
        <draw:connector draw:style-name="gr1" draw:text-style-name="P1" draw:layer="layout" draw:type="line" svg:x1="7.423cm" svg:y1="1.96cm" svg:x2="7.423cm" svg:y2="0.923cm" draw:start-shape="id2" draw:start-glue-point="0" draw:end-shape="id4" draw:end-glue-point="2">
          <text:p/>
        </draw:connector>
        <draw:connector draw:style-name="gr1" draw:text-style-name="P1" draw:layer="layout" draw:type="line" svg:x1="1.673cm" svg:y1="3.423cm" svg:x2="7.62cm" svg:y2="2.976cm" draw:start-shape="id5" draw:start-glue-point="0">
          <text:p/>
        </draw:connector>
        <draw:connector draw:style-name="gr1" draw:text-style-name="P1" draw:layer="layout" draw:type="line" svg:x1="4.704cm" svg:y1="3.395cm" svg:x2="7.423cm" svg:y2="2.96cm" draw:start-shape="id6" draw:start-glue-point="0" draw:end-shape="id2" draw:end-glue-point="2">
          <text:p/>
        </draw:connector>
        <draw:connector draw:style-name="gr1" draw:text-style-name="P1" draw:layer="layout" draw:type="line" svg:x1="7.423cm" svg:y1="3.423cm" svg:x2="7.423cm" svg:y2="2.96cm" draw:start-shape="id7" draw:start-glue-point="0" draw:end-shape="id2" draw:end-glue-point="2">
          <text:p/>
        </draw:connector>
        <draw:connector draw:style-name="gr1" draw:text-style-name="P1" draw:layer="layout" draw:type="line" svg:x1="10.423cm" svg:y1="3.423cm" svg:x2="7.423cm" svg:y2="2.96cm" draw:start-shape="id8" draw:start-glue-point="0" draw:end-shape="id2" draw:end-glue-point="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423cm" fo:margin-bottom="0.453cm" fo:margin-left="0.423cm" fo:margin-right="0.454cm" fo:page-width="20.989cm" fo:page-height="29.70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